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 style:list-style-name="L3">
      <style:text-properties style:text-underline-style="none"/>
    </style:style>
    <style:style style:name="P8" style:family="paragraph" style:parent-style-name="Standard">
      <style:paragraph-properties>
        <style:tab-stops>
          <style:tab-stop style:position="1.005cm"/>
        </style:tab-stops>
      </style:paragraph-properties>
      <style:text-properties style:text-underline-style="none"/>
    </style:style>
    <style:style style:name="P9" style:family="paragraph"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="Arrowhead_20_1" draw:marker-end="Arrowhead_20_1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/>
    </style:style>
    <style:style style:name="gr5" style:family="graphic">
      <style:graphic-properties draw:stroke="none" svg:stroke-color="#000000" draw:fill="none" draw:fill-color="#ffffff" fo:min-height="0.503cm" style:run-through="foreground"/>
    </style:style>
    <style:style style:name="gr6" style:family="graphic">
      <style:graphic-properties draw:stroke="none" svg:stroke-color="#000000" draw:fill="none" draw:fill-color="#ffffff" fo:min-height="0.529cm" style:run-through="foreground"/>
    </style:style>
    <style:style style:name="gr7" style:family="graphic">
      <style:graphic-properties draw:stroke="none" svg:stroke-color="#000000" draw:fill="none" draw:fill-color="#ffffff" fo:min-height="0.635cm" style:run-through="foreground"/>
    </style:style>
    <style:style style:name="gr8" style:family="graphic">
      <style:graphic-properties svg:stroke-color="#ff0000" draw:textarea-horizontal-align="center" draw:textarea-vertical-align="middle" style:run-through="foreground"/>
    </style:style>
    <style:style style:name="gr9" style:family="graphic">
      <style:graphic-properties svg:stroke-color="#ff0000" draw:marker-end="Arrowhead_20_1" draw:textarea-horizontal-align="center" draw:textarea-vertical-align="middle" style:run-through="foreground"/>
    </style:style>
    <style:style style:name="gr10" style:family="graphic">
      <style:graphic-properties svg:stroke-color="#ff0000" draw:marker-start="Arrowhead_20_2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3" draw:style-name="gr1" draw:text-style-name="P9" svg:width="5.469cm" svg:height="3.892cm" svg:x="11.053cm" svg:y="0.24cm"><text:p text:style-name="P9">Future</text:p><text:p text:style-name="P9">- I will help you</text:p><text:p text:style-name="P9">(spontan)</text:p><text:p text:style-name="P9">- I'm going to work this week</text:p><text:p text:style-name="P9">(fester Vorsatz)</text:p><text:p text:style-name="P9">- I am having a party at Friday</text:p><text:p text:style-name="P9">(geplantes Ereignis)</text:p></draw:rect></text:p>
      <text:p text:style-name="Standard"/>
      <text:p text:style-name="Standard"/>
      <text:p text:style-name="Standard"><draw:rect text:anchor-type="paragraph" draw:z-index="0" draw:style-name="gr1" draw:text-style-name="P9" svg:width="5.001cm" svg:height="2.5cm" svg:x="5.519cm" svg:y="0.208cm"><text:p text:style-name="P9">Simple present</text:p><text:p text:style-name="P9">I live in Plauen.</text:p><text:p text:style-name="P9">Present progressive</text:p><text:p text:style-name="P9">I am living in … this year</text:p></draw:rect><draw:rect text:anchor-type="paragraph" draw:z-index="1" draw:style-name="gr1" draw:text-style-name="P9" svg:width="5.001cm" svg:height="2.5cm" svg:x="0.15cm" svg:y="0.212cm"><text:p text:style-name="P9">Simple past</text:p><text:p text:style-name="P9">In July I was in GB,</text:p><text:p text:style-name="P9">→ 2. Verbform</text:p><text:p text:style-name="P9">→ keine Auswirkung auf </text:p><text:p text:style-name="P9">Präsensw</text:p></draw:rect></text:p>
      <text:p text:style-name="Standard"/>
      <text:p text:style-name="Standard"><draw:g text:anchor-type="paragraph" draw:z-index="2" draw:style-name="gr2"><draw:line draw:style-name="gr3" draw:text-style-name="P9" svg:x1="0.755cm" svg:y1="2.456cm" svg:x2="15.916cm" svg:y2="2.47cm"><text:p/></draw:line><draw:line draw:style-name="gr4" draw:text-style-name="P9" svg:x1="7.613cm" svg:y1="1.977cm" svg:x2="7.613cm" svg:y2="2.956cm"><text:p/></draw:line><draw:frame draw:style-name="gr5" draw:text-style-name="P10" svg:width="1.985cm" svg:height="0.503cm" svg:x="7.084cm" svg:y="3.168cm"><draw:text-box><text:p><text:span text:style-name="T1">NOW</text:span></text:p></draw:text-box></draw:frame><draw:frame draw:style-name="gr6" draw:text-style-name="P10" svg:width="2.911cm" svg:height="0.53cm" svg:x="0.442cm" svg:y="3.273cm"><draw:text-box><text:p><text:span text:style-name="T1">PAST</text:span></text:p></draw:text-box></draw:frame><draw:frame draw:style-name="gr7" draw:text-style-name="P10" svg:width="2.752cm" svg:height="0.636cm" svg:x="14.995cm" svg:y="3.115cm"><draw:text-box><text:p><text:span text:style-name="T1">FUTURE</text:span></text:p></draw:text-box></draw:frame><draw:rect draw:style-name="gr8" draw:text-style-name="P9" svg:width="4.472cm" svg:height="1.906cm" svg:x="0.416cm" svg:y="4.014cm"><text:p text:style-name="P9">Past progressive</text:p><text:p text:style-name="P9">It was raining last week</text:p></draw:rect><draw:line draw:style-name="gr9" draw:text-style-name="P9" svg:x1="4.913cm" svg:y1="6.766cm" svg:x2="0.494cm" svg:y2="6.792cm"><text:p/></draw:line></draw:g><draw:frame text:anchor-type="paragraph" draw:z-index="6" draw:style-name="gr11" svg:width="2.117cm" svg:height="2.408cm" svg:x="13.116cm" svg:y="7.227cm"><draw:text-box><text:p>keywords:</text:p><text:p>since/for</text:p><text:p>this week</text:p><text:p>ever, never</text:p></draw:text-box></draw:frame><draw:line text:anchor-type="paragraph" draw:z-index="5" draw:style-name="gr10" draw:text-style-name="P9" svg:x1="3.935cm" svg:y1="10.005cm" svg:x2="12.851cm" svg:y2="10.005cm"><text:p/></draw:line><draw:rect text:anchor-type="paragraph" draw:z-index="4" draw:style-name="gr1" draw:text-style-name="P9" svg:width="8.018cm" svg:height="2.065cm" svg:x="3.935cm" svg:y="7.147cm"><text:p text:style-name="P9">Present Perfect</text:p><text:p text:style-name="P9">Since last year I have learned in Pl.</text:p><text:p text:style-name="P9">(Handlungen die in der Verg. Begannen und</text:p><text:p text:style-name="P9">Über die Gegenwart hinaus gehen)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ge 41 number 1</text:p>
      <text:list xml:id="list1747380541" text:style-name="L1">
        <text:list-item>
          <text:p text:style-name="P2">the deep web contains much more information as the surface web</text:p>
          <text:p text:style-name="P2">→ surface = Oberfläche</text:p>
        </text:list-item>
        <text:list-item>
          <text:p text:style-name="P2">you can only get information from there when you use a special search engine</text:p>
        </text:list-item>
        <text:list-item>
          <text:p text:style-name="P2">it can only be discovered by a direct query</text:p>
        </text:list-item>
        <text:list-item>
          <text:p text:style-name="P2">100.000 websites exist in the deep web</text:p>
        </text:list-item>
        <text:list-item>
          <text:p text:style-name="P2">it is 400 to 550 times bigger than the normal world wide web</text:p>
        </text:list-item>
      </text:list>
      <text:p text:style-name="Standard"/>
      <text:p text:style-name="Standard">number 2</text:p>
      <text:list xml:id="list2029987714" text:style-name="L2">
        <text:list-item>
          <text:p text:style-name="P3">websites in the deep web have also own addresses</text:p>
        </text:list-item>
        <text:list-item>
          <text:p text:style-name="P3">the content is 400 to 550 times larger</text:p>
        </text:list-item>
        <text:list-item>
          <text:p text:style-name="P3">the number of documents is nearly by 550 billion</text:p>
        </text:list-item>
        <text:list-item>
          <text:p text:style-name="P3">you do not have to pay for the content of the deep web</text:p>
        </text:list-item>
        <text:list-item>
          <text:p text:style-name="P3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ODAL VERBS</text:p>
      <text:list xml:id="list46162367" text:style-name="L3">
        <text:list-item>
          <text:p text:style-name="P4">can / could (→ be able to)</text:p>
          <text:p text:style-name="P4">ability, permission, possibility, request</text:p>
        </text:list-item>
        <text:list-item>
          <text:p text:style-name="P4">must (→ have to)</text:p>
          <text:p text:style-name="P4">necessity, obligation</text:p>
          <text:p text:style-name="P5">must not = nicht dürfen</text:p>
          <text:p text:style-name="P7">prohibition</text:p>
        </text:list-item>
        <text:list-item>
          <text:p text:style-name="P7">need (→ have to)</text:p>
          <text:p text:style-name="P7">bei Verneinung von „must“ = nicht brauchen, müssen</text:p>
        </text:list-item>
        <text:list-item>
          <text:p text:style-name="P7">may / might (be allowed to)</text:p>
          <text:p text:style-name="P7">permission</text:p>
        </text:list-item>
        <text:list-item>
          <text:p text:style-name="P7">should / ought to</text:p>
          <text:p text:style-name="P7">advice, duty, recommendation</text:p>
        </text:list-item>
        <text:list-item>
          <text:p text:style-name="P7">will</text:p>
          <text:p text:style-name="P7">request, offer, prediction</text:p>
          <text:p text:style-name="P7">won't = will not</text:p>
        </text:list-item>
        <text:list-item>
          <text:p text:style-name="P7">would</text:p>
          <text:p text:style-name="P7">request, offer</text:p>
        </text:list-item>
      </text:list>
      <text:p text:style-name="P1"/>
      <text:p text:style-name="P1"/>
      <text:p text:style-name="P1">Why has the author changed his mind about the internet?</text:p>
      <text:p text:style-name="P1">The author read the book from Andrew Keen. The book with the title „The Cult of the Amateur“ </text:p>
      <text:p text:style-name="P1">thematizes the dangers of the internet including the factors amateurs, professional advertising and propaganda.</text:p>
      <text:p text:style-name="P1">He also listened to the speech of Eric Schmidt and there he told that a lot data's will be saved in the future.</text:p>
      <text:p text:style-name="P1"/>
      <text:p text:style-name="P1">Point out why you can't use wikipedia as a reliable source of knowledge!</text:p>
      <text:p text:style-name="P1">Because also amateurs can write articles there.</text:p>
      <text:p text:style-name="P1"/>
      <text:p text:style-name="P1">Describe the opinion „an amateur contribution is often, in fact, professional advertising or propaganda!</text:p>
      <text:p text:style-name="P1">You can explain this at the aspect of youtube. There is advertising at the front of the videos.</text:p>
      <text:p text:style-name="P1"/>
      <text:p text:style-name="P1">Zusammenfassung:</text:p>
      <text:p text:style-name="P1">Der Text „The Internet“, <text:s/>welcher von A. N. Wilson geschrieben wurde, thematisiert wie das Informationsmedium Internet für Werbung und Propaganda missbraucht wird. </text:p>
      <text:p text:style-name="P1">Er erklärt dies dabei an den Beispielen Facebook und Youtube. Wo systematisch, ohne das es vom User wahrgenommen wird, Werbung eingeblende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he internet has turned into an „amoral monster“.</text:p>
      <text:p text:style-name="P1"/>
      <text:p text:style-name="P1"/>
      <text:p text:style-name="P1">Most search engines only acquire personal information of there users.</text:p>
      <text:p text:style-name="P1">pro: - to improve the searching results quality</text:p>
      <text:p text:style-name="P1"><text:s text:c="7"/>- </text:p>
      <text:p text:style-name="P1"/>
      <text:p text:style-name="P1">You can't trust the information you get from wikipedia entries.</text:p>
      <text:p text:style-name="P1">Pro: - also amateurs can write articles there</text:p>
      <text:p text:style-name="P1"/>
      <text:p text:style-name="P1">contra: - with a little bit of human thinking you can see whether this information are bad</text:p>
      <text:p text:style-name="P1"/>
      <text:p text:style-name="P1"/>
      <text:p text:style-name="P1">Social networking is only suitable for people who are kean on expressing themselves.</text:p>
      <text:p text:style-name="P1">Pro: - </text:p>
      <text:p text:style-name="P1"/>
      <text:p text:style-name="P1">contra: - it is probably something for everyone, but you have to think more about the information</text:p>
      <text:p text:style-name="P1"><text:tab/> <text:s text:c="2"/>which you do provide there</text:p>
      <text:p text:style-name="P1"/>
      <text:p text:style-name="P1">Write down your statements about the internet.</text:p>
      <text:p text:style-name="P1">To use social network will destroy the skill to communicate in the real life.</text:p>
      <text:p text:style-name="P1"/>
      <text:p text:style-name="P1"/>
      <text:p text:style-name="P1"/>
      <text:p text:style-name="P1">Mr. Cooper showed the visitors the room.</text:p>
      <text:p text:style-name="P1">They were shown the room.</text:p>
      <text:p text:style-name="P1">The room was shown the visitors.</text:p>
      <text:p text:style-name="P1"/>
      <text:p text:style-name="P1">She had written him a letter.</text:p>
      <text:p text:style-name="P1">A letter had been written to him.</text:p>
      <text:p text:style-name="P1">He had been written a letter.</text:p>
      <text:p text:style-name="P1"/>
      <text:p text:style-name="P1">The waiter brought us a huge bottle.</text:p>
      <text:p text:style-name="P1">We were brought a huge bottle.</text:p>
      <text:p text:style-name="P8">A huge bottle was brought to 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_20_1" draw:display-name="Arrowhead 1" svg:viewBox="0 0 1131 902" svg:d="m564 0-564 902h1131z"/>
    <draw:marker draw:name="Arrowhead_20_2" draw:display-name="Arrowhead 2" svg:viewBox="0 0 836 110" svg:d="m0 0h278 278 280v36 36 38h-278-278-280v-36-36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2-09-18T11:53:46</meta:creation-date>
    <dc:date>2012-11-20T13:02:03</dc:date>
    <dc:creator>Markus Freitag</dc:creator>
    <meta:editing-duration>PT6H22M3S</meta:editing-duration>
    <meta:editing-cycles>9</meta:editing-cycles>
    <meta:generator>LibreOffice/3.4$Linux LibreOffice_project/340m1$Build-402</meta:generator>
    <meta:document-statistic meta:table-count="0" meta:image-count="0" meta:object-count="0" meta:page-count="3" meta:paragraph-count="63" meta:word-count="520" meta:character-count="2913" meta:non-whitespace-character-count="2457"/>
  </office:meta>
</office:document-meta>
</file>